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cc" draw:fill-image-width="0cm" draw:fill-image-height="0cm" draw:textarea-horizontal-align="justify" draw:textarea-vertical-align="middle" draw:auto-grow-height="false"/>
    </style:style>
    <style:style style:name="gr2" style:family="graphic" style:parent-style-name="standard">
      <style:graphic-properties draw:fill-color="#bddd8d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fill-color="#bddd8d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fill-color="#ff9966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cm" fo:min-width="0.306cm"/>
    </style:style>
    <style:style style:name="gr7" style:family="graphic" style:parent-style-name="standard">
      <style:graphic-properties svg:stroke-width="0.2cm" svg:stroke-color="#000000" draw:marker-start="Rounded_20_large_20_Arrow" draw:marker-start-width="0.55cm" draw:marker-end="Rounded_20_large_20_Arrow" draw:marker-end-width="0.55cm" svg:stroke-opacity="100%" draw:fill-color="#ff9966" draw:fill-image-width="0cm" draw:fill-image-height="0cm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width="0cm" svg:stroke-color="#000000" draw:marker-start-width="0cm" draw:marker-end-width="0cm" draw:fill-color="#ff9966" draw:fill-image-width="0cm" draw:fill-image-height="0cm" draw:textarea-horizontal-align="justify" draw:textarea-vertical-align="middle" draw:auto-grow-height="false" fo:padding-top="0.125cm" fo:padding-bottom="0.125cm" fo:padding-left="0.25cm" fo:padding-right="0.25cm"/>
    </style:style>
    <style:style style:name="gr9" style:family="graphic" style:parent-style-name="standard">
      <style:graphic-properties svg:stroke-width="0.2cm" svg:stroke-color="#000000" draw:marker-start-width="0cm" draw:marker-end="Rounded_20_large_20_Arrow" draw:marker-end-width="0.45cm" draw:fill-color="#ff9966" draw:fill-image-width="0cm" draw:fill-image-height="0cm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svg:stroke-width="0.2cm" svg:stroke-color="#000000" draw:marker-start-width="0cm" draw:marker-end="Arrow" draw:marker-end-width="0.45cm" draw:fill-color="#ff9966" draw:fill-image-width="0cm" draw:fill-image-height="0cm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width="0.5cm" svg:stroke-color="#000000" draw:fill="none" draw:fill-color="#ffffff" draw:fill-image-width="0cm" draw:fill-image-height="0cm" draw:textarea-horizontal-align="left" draw:auto-grow-height="true" draw:auto-grow-width="true" fo:min-height="0cm" fo:min-width="0cm" fo:padding-top="0.375cm" fo:padding-bottom="0.375cm" fo:padding-left="0.5cm" fo:padding-right="0.5cm"/>
    </style:style>
    <style:style style:name="gr12" style:family="graphic" style:parent-style-name="standard">
      <style:graphic-properties svg:stroke-width="0.1cm" svg:stroke-color="#000000" draw:marker-start-width="0cm" draw:marker-end="Arrow" draw:marker-end-width="0.3cm" draw:fill-color="#ff9966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marker-start="Arrow" draw:marker-end="Arrow" draw:marker-end-width="0.3cm" draw:fill-color="#ff9966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width="0.1cm" svg:stroke-color="#000000" draw:fill="none" draw:fill-color="#ffffff" draw:fill-image-width="0cm" draw:fill-image-height="0cm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0000" draw:fill-color="#ff9966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0000" draw:marker-end="Arrow" draw:marker-end-width="0.3cm" draw:fill-color="#ff9966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width="0.1cm" svg:stroke-color="#000000" draw:fill="none" draw:fill-color="#ffffff" draw:fill-image-width="0cm" draw:fill-image-height="0cm" draw:textarea-horizontal-align="left" draw:auto-grow-height="true" draw:auto-grow-width="false" fo:min-height="0cm" fo:min-width="4.4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width="0.1cm" svg:stroke-color="#000000" draw:fill="none" draw:fill-color="#ffffff" draw:fill-image-width="0cm" draw:fill-image-height="0cm" draw:textarea-horizontal-align="left" draw:auto-grow-height="true" draw:auto-grow-width="false" fo:min-height="0cm" fo:min-width="3.509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color="#000000" fo:font-size="24pt" fo:font-weight="bold" style:font-size-asian="18pt" style:font-weight-asian="bold" style:font-size-complex="18pt" style:font-weight-complex="bold"/>
    </style:style>
    <style:style style:name="P4" style:family="paragraph">
      <style:text-properties fo:font-size="24pt" style:font-size-asian="18pt" style:font-size-complex="18pt"/>
    </style:style>
    <style:style style:name="P5" style:family="paragraph">
      <style:paragraph-properties fo:text-align="center"/>
      <style:text-properties fo:font-size="12pt" style:font-size-asian="18pt" style:font-size-complex="18pt"/>
    </style:style>
    <style:style style:name="P6" style:family="paragraph">
      <style:text-properties fo:font-size="13pt" style:font-size-asian="18pt" style:font-size-complex="18pt"/>
    </style:style>
    <style:style style:name="P7" style:family="paragraph">
      <style:text-properties fo:font-size="22pt" fo:font-weight="normal" style:font-size-asian="18pt" style:font-weight-asian="normal" style:font-size-complex="18pt" style:font-weight-complex="normal"/>
    </style:style>
    <style:style style:name="T1" style:family="text">
      <style:text-properties fo:font-size="22pt" style:font-size-asian="18pt" style:font-size-complex="18pt"/>
    </style:style>
    <style:style style:name="T2" style:family="text">
      <style:text-properties fo:font-size="13pt" style:font-size-asian="18pt" style:font-size-complex="18pt"/>
    </style:style>
    <style:style style:name="T3" style:family="text">
      <style:text-properties fo:color="#000000" fo:font-size="24pt" fo:font-weight="bold" style:font-size-asian="18pt" style:font-weight-asian="bold" style:font-size-complex="18pt" style:font-weight-complex="bold"/>
    </style:style>
    <style:style style:name="T4" style:family="text">
      <style:text-properties fo:font-size="24pt" style:font-size-asian="18pt" style:font-size-complex="18pt"/>
    </style:style>
    <style:style style:name="T5" style:family="text">
      <style:text-properties fo:color="#e00000" fo:font-size="13pt" style:font-size-asian="18pt" style:font-size-complex="18pt"/>
    </style:style>
    <style:style style:name="T6" style:family="text">
      <style:text-properties fo:font-size="22pt" fo:font-weight="normal" style:font-size-asian="18pt" style:font-weight-asian="normal" style:font-size-complex="18pt" style:font-weight-complex="normal"/>
    </style:style>
    <style:style style:name="T7" style:family="text">
      <style:text-properties fo:color="#000000" fo:font-size="13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cm" svg:height="16cm" svg:x="2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5cm" svg:height="7.5cm" svg:x="3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7cm" svg:height="4cm" svg:x="2cm" svg:y="3cm">
          <text:p text:style-name="P1"><text:span text:style-name="T1">Web Application</text:span></text:p>
          <text:p text:style-name="P1"/>
          <text:p text:style-name="P1"/>
          <text:p text:style-name="P1">e.g. command line program „curl“ or <text:span text:style-name="T1">YaST-Webclient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5cm" svg:height="2cm" svg:x="3.5cm" svg:y="23cm">
          <text:p text:style-name="P2">PolicyKit</text:p>
          <text:p text:style-name="P2"><text:span text:style-name="T2"/></text:p>
          <text:p text:style-name="P2"><text:span text:style-name="T2">User: roo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cm" svg:height="2cm" svg:x="8.5cm" svg:y="23cm">
          <text:p text:style-name="P2">PackageKit</text:p>
          <text:p text:style-name="P2"><text:span text:style-name="T2"/></text:p>
          <text:p text:style-name="P2"><text:span text:style-name="T2">User: 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5cm" svg:height="2cm" svg:x="13.5cm" svg:y="23cm">
          <text:p text:style-name="P2">YaST-SCR</text:p>
          <text:p text:style-name="P2"><text:span text:style-name="T2"/></text:p>
          <text:p text:style-name="P2"><text:span text:style-name="T2">User: root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566cm" svg:height="1.195cm" svg:x="8cm" svg:y="1.5cm">
          <draw:text-box>
            <text:p><text:span text:style-name="T3">YaST Web</text:span></text:p>
          </draw:text-box>
        </draw:frame>
        <draw:frame draw:style-name="gr6" draw:text-style-name="P4" draw:layer="layout" svg:width="4cm" svg:height="1.195cm" svg:x="9.5cm" svg:y="11.5cm">
          <draw:text-box>
            <text:p><text:span text:style-name="T4">Host</text:span></text:p>
          </draw:text-box>
        </draw:frame>
        <draw:line draw:style-name="gr7" draw:text-style-name="P1" draw:layer="layout" svg:x1="4cm" svg:y1="7cm" svg:x2="4cm" svg:y2="19cm">
          <text:p/>
        </draw:line>
        <draw:custom-shape draw:style-name="gr8" draw:text-style-name="P1" draw:layer="layout" svg:width="6cm" svg:height="2.5cm" svg:x="11cm" svg:y="16.5cm">
          <text:p text:style-name="P1">PAM</text:p>
          <text:p text:style-name="P1">Authentication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2.5cm" svg:y1="7cm" svg:x2="12.5cm" svg:y2="16.5cm">
          <text:p/>
        </draw:line>
        <draw:line draw:style-name="gr10" draw:text-style-name="P5" draw:layer="layout" svg:x1="16cm" svg:y1="16.5cm" svg:x2="16cm" svg:y2="7cm">
          <text:p/>
        </draw:line>
        <draw:frame draw:style-name="gr11" draw:layer="layout" svg:width="6.37cm" svg:height="2.173cm" svg:x="3.948cm" svg:y="8cm">
          <draw:text-box>
            <text:p>HTTP(S) Requests</text:p>
            <text:p>(REST)</text:p>
          </draw:text-box>
        </draw:frame>
        <draw:frame draw:style-name="gr11" draw:text-style-name="P6" draw:layer="layout" svg:width="2.704cm" svg:height="2.287cm" svg:x="12.419cm" svg:y="7.827cm">
          <draw:text-box>
            <text:p><text:span text:style-name="T2">login</text:span></text:p>
            <text:p><text:span text:style-name="T2">Request</text:span></text:p>
            <text:p><text:span text:style-name="T2">(REST)</text:span></text:p>
          </draw:text-box>
        </draw:frame>
        <draw:frame draw:style-name="gr11" draw:text-style-name="P6" draw:layer="layout" svg:width="4.025cm" svg:height="2.287cm" svg:x="15.691cm" svg:y="7.835cm">
          <draw:text-box>
            <text:p><text:span text:style-name="T2">deny</text:span></text:p>
            <text:p><text:span text:style-name="T2">OR</text:span><text:span text:style-name="T5"> Session ID</text:span></text:p>
            <text:p><text:span text:style-name="T2">OR Cookie</text:span></text:p>
          </draw:text-box>
        </draw:frame>
        <draw:frame draw:style-name="gr11" draw:text-style-name="P7" draw:layer="layout" svg:width="7.128cm" svg:height="1.619cm" svg:x="5cm" svg:y="13cm">
          <draw:text-box>
            <text:p><text:span text:style-name="T6">YaST Webservice</text:span></text:p>
          </draw:text-box>
        </draw:frame>
        <draw:frame draw:style-name="gr11" draw:text-style-name="P6" draw:layer="layout" svg:width="6.942cm" svg:height="2.799cm" svg:x="3.83cm" svg:y="15cm">
          <draw:text-box>
            <text:p><text:span text:style-name="T2">Authentication via </text:span><text:span text:style-name="T5">Session ID</text:span></text:p>
            <text:p><text:span text:style-name="T7"/></text:p>
            <text:p><text:span text:style-name="T7">OR</text:span></text:p>
            <text:p><text:span text:style-name="T7">Basic <text:s/>Authentication</text:span></text:p>
          </draw:text-box>
        </draw:frame>
        <draw:line draw:style-name="gr12" draw:text-style-name="P1" draw:layer="layout" svg:x1="4cm" svg:y1="17.5cm" svg:x2="11cm" svg:y2="17.5cm">
          <text:p/>
        </draw:line>
        <draw:line draw:style-name="gr13" draw:text-style-name="P1" draw:layer="layout" svg:x1="4.5cm" svg:y1="20.5cm" svg:x2="4.5cm" svg:y2="23cm">
          <text:p/>
        </draw:line>
        <draw:line draw:style-name="gr13" draw:text-style-name="P1" draw:layer="layout" svg:x1="14.5cm" svg:y1="20.5cm" svg:x2="14.5cm" svg:y2="23cm">
          <text:p/>
        </draw:line>
        <draw:line draw:style-name="gr13" draw:text-style-name="P1" draw:layer="layout" svg:x1="9.5cm" svg:y1="20.5cm" svg:x2="9.5cm" svg:y2="23cm">
          <text:p/>
        </draw:line>
        <draw:frame draw:style-name="gr14" draw:text-style-name="P6" draw:layer="layout" svg:width="3.269cm" svg:height="1.375cm" svg:x="4.5cm" svg:y="21cm">
          <draw:text-box>
            <text:p><text:span text:style-name="T2">DBUS</text:span></text:p>
            <text:p><text:span text:style-name="T2">access rights</text:span></text:p>
          </draw:text-box>
        </draw:frame>
        <draw:frame draw:style-name="gr14" draw:text-style-name="P6" draw:layer="layout" svg:width="1.872cm" svg:height="0.863cm" svg:x="9.68cm" svg:y="21cm">
          <draw:text-box>
            <text:p><text:span text:style-name="T2">DBUS</text:span></text:p>
          </draw:text-box>
        </draw:frame>
        <draw:frame draw:style-name="gr14" draw:text-style-name="P6" draw:layer="layout" svg:width="1.872cm" svg:height="0.863cm" svg:x="14.5cm" svg:y="21.137cm">
          <draw:text-box>
            <text:p><text:span text:style-name="T2">DBUS</text:span></text:p>
          </draw:text-box>
        </draw:frame>
        <draw:line draw:style-name="gr15" draw:text-style-name="P1" draw:layer="layout" svg:x1="4.5cm" svg:y1="26.5cm" svg:x2="14.5cm" svg:y2="26.5cm">
          <text:p/>
        </draw:line>
        <draw:line draw:style-name="gr16" draw:text-style-name="P1" draw:layer="layout" svg:x1="4.5cm" svg:y1="26.5cm" svg:x2="4.5cm" svg:y2="25cm">
          <text:p/>
        </draw:line>
        <draw:frame draw:style-name="gr14" draw:text-style-name="P6" draw:layer="layout" svg:width="1.872cm" svg:height="0.863cm" svg:x="9.68cm" svg:y="21.001cm">
          <draw:text-box>
            <text:p><text:span text:style-name="T2">DBUS</text:span></text:p>
          </draw:text-box>
        </draw:frame>
        <draw:frame draw:style-name="gr14" draw:text-style-name="P6" draw:layer="layout" svg:width="1.872cm" svg:height="0.863cm" svg:x="9.68cm" svg:y="21.001cm">
          <draw:text-box>
            <text:p><text:span text:style-name="T2">DBUS</text:span></text:p>
          </draw:text-box>
        </draw:frame>
        <draw:frame draw:style-name="gr14" draw:text-style-name="P6" draw:layer="layout" svg:width="1.872cm" svg:height="0.863cm" svg:x="9.68cm" svg:y="21.001cm">
          <draw:text-box>
            <text:p><text:span text:style-name="T2">DBUS</text:span></text:p>
          </draw:text-box>
        </draw:frame>
        <draw:line draw:style-name="gr16" draw:text-style-name="P1" draw:layer="layout" svg:x1="14.5cm" svg:y1="26.5cm" svg:x2="14.5cm" svg:y2="25cm">
          <text:p/>
        </draw:line>
        <draw:line draw:style-name="gr16" draw:text-style-name="P1" draw:layer="layout" svg:x1="9.5cm" svg:y1="26.5cm" svg:x2="9.5cm" svg:y2="25cm">
          <text:p/>
        </draw:line>
        <draw:frame draw:style-name="gr17" draw:text-style-name="P6" draw:layer="layout" svg:width="5cm" svg:height="0.863cm" svg:x="5cm" svg:y="25.637cm">
          <draw:text-box>
            <text:p><text:span text:style-name="T2">DBUS access rights</text:span></text:p>
          </draw:text-box>
        </draw:frame>
        <draw:frame draw:style-name="gr18" draw:text-style-name="P2" draw:layer="layout" svg:width="4.109cm" svg:height="0.863cm" svg:x="3.5cm" svg:y="19.5cm">
          <draw:text-box>
            <text:p text:style-name="P2"><text:span text:style-name="T2">User: yastw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1-30T16:49:10</meta:creation-date>
    <dc:date>2009-02-03T09:47:48</dc:date>
    <meta:editing-duration>PT01H02M15S</meta:editing-duration>
    <meta:editing-cycles>4</meta:editing-cycles>
    <meta:generator>OpenOffice.org/3.0$Linux OpenOffice.org_project/300m21$Build-9319</meta:generator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